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fo:font-size="8pt" style:font-size-asian="8pt" style:font-size-complex="8pt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Standard">
      <style:text-properties style:font-name="DejaVu Sans Mono" fo:font-size="10pt" style:font-size-asian="10pt" style:font-size-complex="10pt"/>
    </style:style>
    <style:style style:name="P4" style:family="paragraph" style:parent-style-name="Standard">
      <style:text-properties style:font-name="DejaVu Sans Mono" fo:font-size="10pt" officeooo:rsid="001177da" officeooo:paragraph-rsid="001177da" style:font-size-asian="10pt" style:font-size-complex="10pt"/>
    </style:style>
    <style:style style:name="P5" style:family="paragraph" style:parent-style-name="Standard">
      <style:text-properties style:font-name="DejaVu Sans Mono" fo:font-size="10pt" officeooo:paragraph-rsid="000e66c5" style:font-size-asian="10pt" style:font-size-complex="10pt"/>
    </style:style>
    <style:style style:name="P6" style:family="paragraph" style:parent-style-name="Standard">
      <style:text-properties style:font-name="DejaVu Sans Mono" fo:font-size="10pt" officeooo:paragraph-rsid="001177da" style:font-size-asian="10pt" style:font-size-complex="10pt"/>
    </style:style>
    <style:style style:name="P7" style:family="paragraph" style:parent-style-name="Standard">
      <style:text-properties style:font-name="DejaVu Sans Mono" fo:font-size="10pt" officeooo:paragraph-rsid="0013173c" style:font-size-asian="10pt" style:font-size-complex="10pt"/>
    </style:style>
    <style:style style:name="P8" style:family="paragraph" style:parent-style-name="Standard">
      <style:text-properties style:font-name="DejaVu Sans Mono" fo:font-size="10pt" fo:font-weight="bold" officeooo:rsid="001177da" officeooo:paragraph-rsid="001177da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DejaVu Sans Mono" fo:font-size="10pt" fo:font-weight="bold" officeooo:rsid="001177da" officeooo:paragraph-rsid="0013173c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2a6099" loext:opacity="100%" style:font-name="DejaVu Sans Mono" fo:font-size="10pt" fo:font-weight="bold" officeooo:rsid="001177da" officeooo:paragraph-rsid="001177da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2a6099" loext:opacity="100%" style:font-name="DejaVu Sans Mono" fo:font-size="10pt" fo:font-weight="bold" officeooo:rsid="001177da" officeooo:paragraph-rsid="001177da" style:font-size-asian="10pt" style:font-weight-asian="bold" style:font-size-complex="10pt" style:font-weight-complex="bold"/>
    </style:style>
    <style:style style:name="P12" style:family="paragraph" style:parent-style-name="Standard">
      <style:text-properties fo:color="#2a6099" loext:opacity="100%" style:font-name="DejaVu Sans Mono" fo:font-size="10pt" fo:font-weight="bold" officeooo:rsid="001177da" officeooo:paragraph-rsid="0013173c" style:font-size-asian="10pt" style:font-weight-asian="bold" style:font-size-complex="10pt" style:font-weight-complex="bold"/>
    </style:style>
    <style:style style:name="P13" style:family="paragraph" style:parent-style-name="Standard">
      <style:text-properties fo:color="#2a6099" loext:opacity="100%" style:font-name="DejaVu Sans Mono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fo:color="#2a6099" loext:opacity="100%" style:font-name="DejaVu Sans Mono" fo:font-size="10pt" fo:font-weight="bold" officeooo:paragraph-rsid="00152fda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DejaVu Sans Mono" fo:font-size="10pt" fo:font-weight="bold" officeooo:rsid="001177da" officeooo:paragraph-rsid="001177da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DejaVu Sans Mono" fo:font-size="10pt" fo:font-weight="bold" officeooo:rsid="001177da" officeooo:paragraph-rsid="0013173c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DejaVu Sans Mono" fo:font-size="10pt" style:font-size-asian="10pt" style:font-size-complex="10pt"/>
    </style:style>
    <style:style style:name="P18" style:family="paragraph" style:parent-style-name="Standard">
      <style:text-properties style:font-name="DejaVu Sans Mono" fo:font-size="10pt" officeooo:paragraph-rsid="00152fda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normal"/>
    </style:style>
    <style:style style:name="T3" style:family="text">
      <style:text-properties fo:font-weight="bold" officeooo:rsid="001177da" style:font-weight-asian="bold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77da" style:font-weight-asian="bold" style:font-weight-complex="bold"/>
    </style:style>
    <style:style style:name="T6" style:family="text">
      <style:text-properties officeooo:rsid="001177da"/>
    </style:style>
    <style:style style:name="T7" style:family="text">
      <style:text-properties fo:color="#2a6099" loext:opacity="100%" fo:font-weight="bold" style:font-weight-asian="bold" style:font-weight-complex="bold"/>
    </style:style>
    <style:style style:name="T8" style:family="text">
      <style:text-properties fo:color="#2a6099" loext:opacity="100%" fo:font-weight="bold" officeooo:rsid="001177da" style:font-weight-asian="bold" style:font-weight-complex="bold"/>
    </style:style>
    <style:style style:name="T9" style:family="text">
      <style:text-properties style:font-name="DejaVu Sans Mono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Yet Not I But Through Christ in Me (Song by CityAlight)</text:span></text:p>
      <text:p text:style-name="P3"><text:span text:style-name="T2">=======================================================</text:span></text:p>
      <text:p text:style-name="P18"><text:line-break/><text:span text:style-name="T4">[ CHORDS ] <text:s text:c="16"/>[ CAPO 5 ]</text:span></text:p>
      <text:p text:style-name="P14">G <text:s text:c="7"/>C <text:s text:c="7"/>Em <text:s text:c="6"/>D</text:p>
      <text:p text:style-name="P14">==oo== <text:s text:c="2"/>o==o=o <text:s text:c="2"/>o==ooo <text:s text:c="2"/>xoo===</text:p>
      <text:p text:style-name="P14">|||||| <text:s text:c="2"/>||||O| <text:s text:c="2"/>|||||| <text:s text:c="2"/>||||||</text:p>
      <text:p text:style-name="P14">|O|||| <text:s text:c="2"/>||O||| <text:s text:c="2"/>|OO||| <text:s text:c="2"/>|||O|O</text:p>
      <text:p text:style-name="P14">O|||OO <text:s text:c="2"/>|O|||| <text:s text:c="2"/>|||||| <text:s text:c="2"/>||||O|</text:p>
      <text:p text:style-name="P14">|||||| <text:s text:c="2"/>|||||| <text:s text:c="2"/>|||||| <text:s text:c="2"/>||||||</text:p>
      <text:p text:style-name="P8"/>
      <text:p text:style-name="P8">[ INTRO ]</text:p>
      <text:p text:style-name="P10">| D <text:s/>| G <text:s/>| D <text:s/>| G <text:s/>|</text:p>
      <text:p text:style-name="P3"/>
      <text:p text:style-name="P8">[ VERSE 1 ]</text:p>
      <text:p text:style-name="P4"><text:s text:c="13"/><text:span text:style-name="T7">D <text:s text:c="18"/>G</text:span></text:p>
      <text:p text:style-name="P3">What gift of grace is Jesus my redeemer</text:p>
      <text:p text:style-name="P3"><text:s text:c="12"/><text:span text:style-name="T8">D <text:s text:c="4"/></text:span><text:span text:style-name="T7"><text:s text:c="17"/></text:span><text:span text:style-name="T8">Asus <text:s text:c="2"/>A</text:span></text:p>
      <text:p text:style-name="P3">There is no more for heaven now to give</text:p>
      <text:p text:style-name="P3"><text:s text:c="9"/><text:span text:style-name="T8">D <text:s text:c="25"/>G</text:span></text:p>
      <text:p text:style-name="P3">He is my joy, my righteousness, and freedom</text:p>
      <text:p text:style-name="P3"><text:s text:c="13"/><text:span text:style-name="T8">D <text:s text:c="7"/>Asus <text:s text:c="4"/>A <text:s text:c="8"/>Dsus <text:s text:c="2"/>D</text:span></text:p>
      <text:p text:style-name="P3">My steadfast love, my deep and boundless peace</text:p>
      <text:p text:style-name="P3"/>
      <text:p text:style-name="P8">[ REFRAIN 1 ]</text:p>
      <text:p text:style-name="P4"><text:s text:c="10"/><text:span text:style-name="T7">G <text:s text:c="20"/>D</text:span></text:p>
      <text:p text:style-name="P3">To this I hold, my hope is only Jesus</text:p>
      <text:p text:style-name="P3"><text:s text:c="7"/><text:span text:style-name="T8">G <text:s text:c="6"/>D <text:s text:c="14"/>Asus <text:s text:c="2"/>A</text:span></text:p>
      <text:p text:style-name="P3">For my life is wholly bound to His</text:p>
      <text:p text:style-name="P3"><text:s text:c="7"/><text:span text:style-name="T8">D <text:s text:c="12"/>Em <text:s text:c="9"/>D <text:s text:c="12"/>G</text:span></text:p>
      <text:p text:style-name="P5">Oh how strange and divine, I can sing, "All is mine"</text:p>
      <text:p text:style-name="P3"><text:s text:c="8"/><text:span text:style-name="T8">D <text:s text:c="13"/>Asus A <text:s text:c="3"/>Dsus <text:s text:c="2"/>D</text:span></text:p>
      <text:p text:style-name="P3">Yet not I, but through Christ in me</text:p>
      <text:p text:style-name="P3"/>
      <text:p text:style-name="P8">[ TURNAROUND ]</text:p>
      <text:p text:style-name="P10">| G <text:s/>| D <text:s/>| G <text:s/>|</text:p>
      <text:p text:style-name="P6"><text:span text:style-name="T6"><text:line-break/></text:span><text:span text:style-name="T5">[ VERSE 2 ]</text:span></text:p>
      <text:p text:style-name="P3">The night is dark but I am not forsaken</text:p>
      <text:p text:style-name="P3">For by my side, the Saviour He will stay</text:p>
      <text:p text:style-name="P3">I labour on in weakness and rejoicing</text:p>
      <text:p text:style-name="P3">For in my need, His power is displayed</text:p>
      <text:p text:style-name="P3"/>
      <text:p text:style-name="P8">[ REFRAIN 2 ]</text:p>
      <text:p text:style-name="P3">To this I hold, my Shepherd will defend me</text:p>
      <text:p text:style-name="P3">Through the deepest valley He will lead</text:p>
      <text:p text:style-name="P3">Oh the night has been won, and I shall overcome</text:p>
      <text:p text:style-name="P3">Yet not I, but through Christ in me</text:p>
      <text:p text:style-name="P3"/>
      <text:p text:style-name="P9"><text:soft-page-break/>[ TURNAROUND ]</text:p>
      <text:p text:style-name="P12">| G <text:s/>| D <text:s/>| G <text:s/>|</text:p>
      <text:p text:style-name="P7"/>
      <text:p text:style-name="P8">[ VERSE 3 ]</text:p>
      <text:p text:style-name="P3">No fate I dread, I know I am forgiven</text:p>
      <text:p text:style-name="P3">The future sure, the price it has been paid</text:p>
      <text:p text:style-name="P3">For Jesus bled and suffered for my pardon</text:p>
      <text:p text:style-name="P3">And He was raised to overthrow the grave</text:p>
      <text:p text:style-name="P3"/>
      <text:p text:style-name="P8">[ REFRAIN 3 ]</text:p>
      <text:p text:style-name="P3">To this I hold, my sin has been defeated</text:p>
      <text:p text:style-name="P3">Jesus now and ever is my plea</text:p>
      <text:p text:style-name="P5">Oh the chains are released, I can sing, "I am free"</text:p>
      <text:p text:style-name="P3">Yet not I, but through Christ in me</text:p>
      <text:p text:style-name="P3"/>
      <text:p text:style-name="P9">[ TURNAROUND ]</text:p>
      <text:p text:style-name="P12">| G <text:s/>| D <text:s/>| G <text:s/>|</text:p>
      <text:p text:style-name="P7"><text:span text:style-name="T9"/></text:p>
      <text:p text:style-name="P9">[ VERSE 4 ]</text:p>
      <text:p text:style-name="P3">With every breath I long to follow Jesus</text:p>
      <text:p text:style-name="P3">For He has said that He will bring me home</text:p>
      <text:p text:style-name="P3">And day by day I know He will renew me</text:p>
      <text:p text:style-name="P3">Until I stand with joy before the throne</text:p>
      <text:p text:style-name="P3"/>
      <text:p text:style-name="P8">[ REFRAIN 4 ]</text:p>
      <text:p text:style-name="P3">To this I hold, my hope is only Jesus</text:p>
      <text:p text:style-name="P3">All the glory evermore to Him</text:p>
      <text:p text:style-name="P5">When the race is complete, still my lips shall repeat</text:p>
      <text:p text:style-name="P3">Yet not I, but through Christ in me</text:p>
      <text:p text:style-name="P3"/>
      <text:p text:style-name="P8">[ REFRAIN 4 ]</text:p>
      <text:p text:style-name="P3">To this I hold, my hope is only Jesus</text:p>
      <text:p text:style-name="P3">All the glory evermore to Him</text:p>
      <text:p text:style-name="P5">When the race is complete, still my lips shall repeat</text:p>
      <text:p text:style-name="P3">Yet not I, but through Christ in me</text:p>
      <text:p text:style-name="P3"/>
      <text:p text:style-name="P8">[ OUTRO ]</text:p>
      <text:p text:style-name="P4"><text:s text:c="9"/><text:span text:style-name="T7">D <text:s text:c="9"/>Em <text:s text:c="13"/>D <text:s text:c="11"/>G</text:span></text:p>
      <text:p text:style-name="P5">When the race is complete, still my lips shall repeat</text:p>
      <text:p text:style-name="P3"><text:s text:c="8"/><text:span text:style-name="T8">D <text:s text:c="13"/>Asus A <text:s text:c="3"/>Bm <text:s text:c="2"/>G</text:span></text:p>
      <text:p text:style-name="P3">Yet not I, but through Christ in me</text:p>
      <text:p text:style-name="P6"><text:span text:style-name="T6"><text:s text:c="8"/></text:span><text:span text:style-name="T8">D <text:s text:c="13"/>Asus A <text:s text:c="3"/>Bm <text:s text:c="2"/>G</text:span></text:p>
      <text:p text:style-name="P3">Yet not I, but through Christ in me</text:p>
      <text:p text:style-name="P6"><text:span text:style-name="T6"><text:s text:c="8"/></text:span><text:span text:style-name="T8">D <text:s text:c="13"/>Asus A <text:s text:c="3"/>D <text:s text:c="3"/>G <text:s text:c="2"/>D <text:s/>G <text:s/>D</text:span></text:p>
      <text:p text:style-name="P3">Yet not I, but through Christ in me</text:p>
      <text:p text:style-name="P13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ptos1" style:font-size-asian="12pt" style:language-asian="en" style:country-asian="US" style:font-name-complex="Calibri" style:font-size-complex="11pt" style:language-complex="ar" style:country-complex="SA" style:font-style-complex="italic" style:font-weight-complex="bold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true" style:font-name-asian="Aptos1" style:font-size-asian="12pt" style:language-asian="en" style:country-asian="US" style:font-name-complex="Calibri" style:font-size-complex="11pt" style:language-complex="ar" style:country-complex="SA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Calibri" style:font-family-complex="Calibri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Calibri" style:font-family-complex="Calibri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" fo:font-family="Aptos" style:font-family-generic="roman" style:font-pitch="variable" fo:font-size="14pt" style:font-name-asian="Aptos1" style:font-family-asian="Aptos" style:font-family-generic-asian="system" style:font-pitch-asian="variable" style:font-size-asian="14pt" style:font-name-complex="Calibri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keep-together="always" fo:keep-with-next="always"/>
      <style:text-properties fo:color="#272727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keep-together="always" fo:keep-with-next="always"/>
      <style:text-properties fo:color="#272727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Calibri" style:font-family-complex="Calibri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paragraph-properties fo:margin-top="0in" fo:margin-bottom="0.111in" style:contextual-spacing="false"/>
      <style:text-properties fo:color="#595959" loext:opacity="100%" style:font-name="Aptos" fo:font-family="Aptos" style:font-family-generic="roman" style:font-pitch="variable" fo:font-size="14pt" fo:letter-spacing="0.0102in" style:font-name-asian="Aptos1" style:font-family-asian="Aptos" style:font-family-generic-asian="system" style:font-pitch-asian="variable" style:font-size-asian="14pt" style:font-name-complex="Calibri" style:font-family-complex="Calibri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normal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898in" style:type="center"/>
          <style:tab-stop style:position="7.179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898in" style:type="center"/>
          <style:tab-stop style:position="7.179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Calibri" style:font-family-complex="Calibri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Calibri" style:font-family-complex="Calibri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style:font-name="Aptos" fo:font-family="Aptos" style:font-family-generic="roman" style:font-pitch="variable" fo:font-size="14pt" style:font-name-asian="Aptos1" style:font-family-asian="Aptos" style:font-family-generic-asian="system" style:font-pitch-asian="variable" style:font-size-asian="14pt" style:font-name-complex="Calibri" style:font-family-complex="Calibri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Aptos" fo:font-family="Aptos" style:font-family-generic="roman" style:font-pitch="variable" fo:font-style="italic" style:font-name-asian="Aptos1" style:font-family-asian="Aptos" style:font-family-generic-asian="system" style:font-pitch-asian="variable" style:font-style-asian="italic" style:font-name-complex="Calibri" style:font-family-complex="Calibri" style:font-family-generic-complex="system" style:font-pitch-complex="variable" style:font-style-complex="normal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Aptos" fo:font-family="Aptos" style:font-family-generic="roman" style:font-pitch="variable" style:font-name-asian="Aptos1" style:font-family-asian="Aptos" style:font-family-generic-asian="system" style:font-pitch-asian="variable" style:font-name-complex="Calibri" style:font-family-complex="Calibri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Calibri" style:font-family-complex="Calibri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style:font-name="Aptos" fo:font-family="Aptos" style:font-family-generic="roman" style:font-pitch="variable" fo:font-size="14pt" fo:letter-spacing="0.0102in" style:font-name-asian="Aptos1" style:font-family-asian="Aptos" style:font-family-generic-asian="system" style:font-pitch-asian="variable" style:font-size-asian="14pt" style:font-name-complex="Calibri" style:font-family-complex="Calibri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normal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normal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normal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text-properties fo:font-size="8pt" style:font-size-asian="8pt" style:font-size-complex="8pt"/>
    </style:style>
    <style:style style:name="MP2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1in" fo:margin-bottom="1in" fo:margin-left="0.6339in" fo:margin-right="0.6866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CLI Song # 7121852</text:p>
        <text:p text:style-name="MP1">Jonny Robinson | Michael Farren | Rich Thompson</text:p>
        <text:p text:style-name="MP1">© 2018 CityAlight Music; Farren Love And War Publishing; Integrity's Alleluia! Music</text:p>
        <text:p text:style-name="Text_20_body"><text:span text:style-name="MT1">For use solely with the SongSelect® </text:span><text:a xlink:type="simple" xlink:href="https://songselect.ccli.com/about/termsofuse" text:style-name="Internet_20_link" text:visited-style-name="Visited_20_Internet_20_Link"><text:span text:style-name="MT1">Terms of Use</text:span></text:a><text:span text:style-name="MT1">. All rights reserved. </text:span><text:a xlink:type="simple" xlink:href="https://www.ccli.com/" office:target-frame-name="_blank" xlink:show="new" text:style-name="Internet_20_link" text:visited-style-name="Visited_20_Internet_20_Link"><text:span text:style-name="MT1">www.ccli.com</text:span></text:a></text:p>
        <text:p text:style-name="MP1">CCLI License # 3266058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il Gerber</meta:initial-creator>
    <meta:editing-cycles>8</meta:editing-cycles>
    <meta:creation-date>2024-06-24T10:16:00</meta:creation-date>
    <dc:date>2024-07-30T12:57:37.252078669</dc:date>
    <meta:editing-duration>PT39M30S</meta:editing-duration>
    <meta:generator>LibreOffice/7.6.7.2$Linux_X86_64 LibreOffice_project/60$Build-2</meta:generator>
    <meta:document-statistic meta:table-count="0" meta:image-count="0" meta:object-count="0" meta:page-count="2" meta:paragraph-count="84" meta:word-count="555" meta:character-count="2920" meta:non-whitespace-character-count="1984"/>
    <meta:user-defined meta:name="AppVersion">16.0000</meta:user-defined>
    <meta:template xlink:type="simple" xlink:actuate="onRequest" xlink:title="Normal" xlink:href=""/>
  </office:meta>
</office:document-meta>
</file>